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rlito" svg:font-family="Carlito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1" style:family="paragraph" style:parent-style-name="Estilo_5f_ANA">
      <style:paragraph-properties fo:text-align="justify" style:justify-single-word="false"/>
      <style:text-properties style:font-name="Carlito"/>
    </style:style>
    <style:style style:name="P12" style:family="paragraph" style:parent-style-name="Estilo_5f_ANA">
      <style:paragraph-properties fo:text-align="justify" style:justify-single-word="false"/>
      <style:text-properties style:font-name="Carlito" officeooo:paragraph-rsid="00a17a8d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5" style:family="paragraph" style:parent-style-name="Standard">
      <style:paragraph-properties fo:line-height="150%" fo:text-align="center" style:justify-single-word="false"/>
      <style:text-properties style:font-name="Carlito" fo:font-style="normal" officeooo:paragraph-rsid="00517af5" style:font-style-asian="normal" style:font-style-complex="normal"/>
    </style:style>
    <style:style style:name="P16" style:family="paragraph" style:parent-style-name="Standard">
      <style:text-properties style:font-name="Carlito" fo:font-style="normal" officeooo:paragraph-rsid="00689539" style:font-style-asian="normal" style:font-style-complex="normal"/>
    </style:style>
    <style:style style:name="P17" style:family="paragraph" style:parent-style-name="Standard">
      <style:text-properties style:font-name="Carlito" fo:font-style="normal" officeooo:paragraph-rsid="00517af5" style:font-style-asian="normal" style:font-style-complex="normal"/>
    </style:style>
    <style:style style:name="P18" style:family="paragraph" style:parent-style-name="Standard"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19" style:family="paragraph" style:parent-style-name="Standard"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none" fo:font-weight="normal" officeooo:paragraph-rsid="006ae910" style:font-weight-asian="normal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27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28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b2eac9" officeooo:paragraph-rsid="00b2eac9" style:font-weight-asian="normal" style:font-name-complex="Times New Roman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/>
    </style:style>
    <style:style style:name="P30" style:family="paragraph" style:parent-style-name="Preformatted_20_Text">
      <style:paragraph-properties fo:margin-left="1.27cm" fo:margin-right="0cm" fo:margin-top="0cm" fo:margin-bottom="0cm" style:contextual-spacing="false" fo:text-indent="0cm" style:auto-text-indent="false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2" style:family="paragraph" style:parent-style-name="Estilo_5f_ANA" style:list-style-name="L1">
      <style:paragraph-properties fo:margin-top="0cm" fo:margin-bottom="0cm" style:contextual-spacing="false" fo:text-align="justify" style:justify-single-word="false"/>
    </style:style>
    <style:style style:name="P33" style:family="paragraph" style:parent-style-name="Estilo_5f_ANA">
      <style:paragraph-properties fo:text-align="justify" style:justify-single-word="false"/>
      <style:text-properties officeooo:paragraph-rsid="00b0e0d6"/>
    </style:style>
    <style:style style:name="P34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rlito"/>
    </style:style>
    <style:style style:name="P35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/>
    </style:style>
    <style:style style:name="P36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37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34393"/>
    </style:style>
    <style:style style:name="P38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39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rlito" officeooo:rsid="00bd0a49" officeooo:paragraph-rsid="00bd0a49"/>
    </style:style>
    <style:style style:name="P40" style:family="paragraph" style:parent-style-name="Estilo_5f_ANA">
      <style:paragraph-properties fo:text-align="justify" style:justify-single-word="false"/>
      <style:text-properties officeooo:rsid="00bc7e7a" officeooo:paragraph-rsid="00bc7e7a"/>
    </style:style>
    <style:style style:name="P41" style:family="paragraph" style:parent-style-name="Estilo_5f_ANA">
      <style:paragraph-properties fo:text-align="justify" style:justify-single-word="false"/>
      <style:text-properties style:text-underline-style="solid" style:text-underline-width="auto" style:text-underline-color="font-color" officeooo:rsid="00bc7e7a" officeooo:paragraph-rsid="00bc7e7a"/>
    </style:style>
    <style:style style:name="P42" style:family="paragraph" style:parent-style-name="Preformatted_20_Text">
      <style:paragraph-properties fo:margin-left="1.27cm" fo:margin-right="0cm" fo:margin-top="0cm" fo:margin-bottom="0cm" style:contextual-spacing="false" fo:text-indent="0cm" style:auto-text-indent="false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bc8ec1"/>
    </style:style>
    <style:style style:name="P44" style:family="paragraph" style:parent-style-name="Standard">
      <style:text-properties style:font-name="Carlito" fo:font-size="11pt" fo:font-style="normal" fo:font-weight="bold" officeooo:rsid="00baaf1f" officeooo:paragraph-rsid="00baaf1f" style:font-size-asian="11pt" style:font-style-asian="normal" style:font-weight-asian="bold" style:font-name-complex="Times New Roman" style:font-size-complex="11pt" style:font-style-complex="normal"/>
    </style:style>
    <style:style style:name="P45" style:family="paragraph" style:parent-style-name="Standard">
      <style:paragraph-properties style:line-height-at-least="0.503cm"/>
      <style:text-properties style:font-name="Consolas"/>
    </style:style>
    <style:style style:name="P46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7" style:family="paragraph" style:parent-style-name="Standard">
      <style:paragraph-properties fo:text-align="justify" style:justify-single-word="false"/>
      <style:text-properties fo:color="#d4d4d4" loext:opacity="100%" style:font-name="Consolas" fo:font-size="10.5pt" fo:font-weight="normal" officeooo:rsid="00bc7e7a" officeooo:paragraph-rsid="00bc7e7a" fo:background-color="#1e1e1e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fo:color="#d4d4d4" loext:opacity="100%" style:font-name="Consolas" fo:font-size="10.5pt" fo:font-weight="normal" officeooo:rsid="00bd0a49" officeooo:paragraph-rsid="00bd0a49" fo:background-color="#1e1e1e"/>
    </style:style>
    <style:style style:name="P49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bc8ec1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f26b7" style:font-weight-asian="normal" style:font-weight-complex="normal"/>
    </style:style>
    <style:style style:name="T9" style:family="text">
      <style:text-properties fo:font-weight="normal" officeooo:rsid="009d98b8" style:font-weight-asian="normal" style:font-weight-complex="normal"/>
    </style:style>
    <style:style style:name="T10" style:family="text">
      <style:text-properties fo:font-weight="normal" officeooo:rsid="00a75818" style:font-weight-asian="normal" style:font-weight-complex="normal"/>
    </style:style>
    <style:style style:name="T11" style:family="text">
      <style:text-properties officeooo:rsid="00a75818"/>
    </style:style>
    <style:style style:name="T12" style:family="text">
      <style:text-properties officeooo:rsid="00ae84b9"/>
    </style:style>
    <style:style style:name="T13" style:family="text">
      <style:text-properties fo:font-weight="bold" style:font-weight-asian="bold" style:font-name-complex="Times New Roman"/>
    </style:style>
    <style:style style:name="T14" style:family="text">
      <style:text-properties fo:font-weight="bold" officeooo:rsid="00ae84b9" style:font-weight-asian="bold" style:font-name-complex="Times New Roman"/>
    </style:style>
    <style:style style:name="T15" style:family="text">
      <style:text-properties fo:font-weight="bold" officeooo:rsid="0014f5b6" style:font-weight-asian="bold" style:font-name-complex="Times New Roman"/>
    </style:style>
    <style:style style:name="T16" style:family="text">
      <style:text-properties fo:font-weight="bold" officeooo:rsid="00689539" style:font-weight-asian="bold" style:font-name-complex="Times New Roman"/>
    </style:style>
    <style:style style:name="T17" style:family="text">
      <style:text-properties fo:font-weight="bold" officeooo:rsid="00a4582b" style:font-weight-asian="bold" style:font-name-complex="Times New Roman"/>
    </style:style>
    <style:style style:name="T18" style:family="text">
      <style:text-properties fo:font-size="11pt" style:font-size-asian="11pt" style:font-name-complex="Times New Roman" style:font-size-complex="11pt"/>
    </style:style>
    <style:style style:name="T19" style:family="text">
      <style:text-properties fo:font-size="11pt" officeooo:rsid="00689539" style:font-size-asian="11pt" style:font-name-complex="Times New Roman" style:font-size-complex="11pt"/>
    </style:style>
    <style:style style:name="T20" style:family="text">
      <style:text-properties fo:font-size="11pt" officeooo:rsid="00156189" style:font-size-asian="11pt" style:font-name-complex="Times New Roman" style:font-size-complex="11pt"/>
    </style:style>
    <style:style style:name="T21" style:family="text">
      <style:text-properties fo:font-size="11pt" officeooo:rsid="006ae910" style:font-size-asian="11pt" style:font-name-complex="Times New Roman" style:font-size-complex="11pt"/>
    </style:style>
    <style:style style:name="T22" style:family="text">
      <style:text-properties style:font-name="Carlito"/>
    </style:style>
    <style:style style:name="T23" style:family="text">
      <style:text-properties style:font-name="Carlito" fo:font-weight="normal" style:font-weight-asian="normal" style:font-weight-complex="normal"/>
    </style:style>
    <style:style style:name="T24" style:family="text">
      <style:text-properties style:font-name="Carlito" fo:font-weight="normal" officeooo:rsid="00a17a8d" style:font-weight-asian="normal" style:font-weight-complex="normal"/>
    </style:style>
    <style:style style:name="T25" style:family="text">
      <style:text-properties style:font-name="Carlito" fo:font-weight="normal" officeooo:rsid="00af26b7" style:font-weight-asian="normal" style:font-weight-complex="normal"/>
    </style:style>
    <style:style style:name="T26" style:family="text">
      <style:text-properties style:font-name="Carlito" fo:font-weight="normal" officeooo:rsid="00b0e0d6" style:font-weight-asian="normal" style:font-weight-complex="normal"/>
    </style:style>
    <style:style style:name="T27" style:family="text">
      <style:text-properties style:font-name="Carlito" fo:font-weight="normal" officeooo:rsid="00b24189" style:font-weight-asian="normal" style:font-weight-complex="normal"/>
    </style:style>
    <style:style style:name="T28" style:family="text">
      <style:text-properties style:font-name="Carlito" fo:font-weight="bold" officeooo:rsid="00ae84b9" style:font-weight-asian="bold" style:font-weight-complex="bold"/>
    </style:style>
    <style:style style:name="T29" style:family="text">
      <style:text-properties style:font-name="Carlito" fo:font-weight="bold" officeooo:rsid="00af26b7" style:font-weight-asian="bold" style:font-weight-complex="bold"/>
    </style:style>
    <style:style style:name="T30" style:family="text">
      <style:text-properties style:font-name="Carlito" fo:font-weight="bold" officeooo:rsid="00b0e0d6" style:font-weight-asian="bold" style:font-weight-complex="bold"/>
    </style:style>
    <style:style style:name="T31" style:family="text">
      <style:text-properties style:font-name="Carlito" fo:font-weight="bold" officeooo:rsid="00b24189" style:font-weight-asian="bold" style:font-weight-complex="bold"/>
    </style:style>
    <style:style style:name="T32" style:family="text">
      <style:text-properties style:font-name="Carlito" fo:font-weight="bold" officeooo:rsid="00b77bc0" style:font-weight-asian="bold" style:font-weight-complex="bold"/>
    </style:style>
    <style:style style:name="T33" style:family="text">
      <style:text-properties style:font-name="Carlito" fo:font-weight="bold" officeooo:rsid="00b95f4c" style:font-weight-asian="bold" style:font-weight-complex="bold"/>
    </style:style>
    <style:style style:name="T34" style:family="text">
      <style:text-properties style:font-name="Carlito" style:text-underline-style="solid" style:text-underline-width="auto" style:text-underline-color="font-color" fo:font-weight="normal" officeooo:rsid="009d98b8" style:font-weight-asian="normal" style:font-name-complex="Times New Roman" style:font-weight-complex="normal"/>
    </style:style>
    <style:style style:name="T35" style:family="text">
      <style:text-properties style:font-name="Carlito" officeooo:rsid="00a17a8d"/>
    </style:style>
    <style:style style:name="T36" style:family="text">
      <style:text-properties style:font-name="Carlito" officeooo:rsid="00a34393"/>
    </style:style>
    <style:style style:name="T37" style:family="text">
      <style:text-properties fo:font-variant="normal" fo:text-transform="none" style:use-window-font-color="true" loext:opacity="0%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weight-complex="normal"/>
    </style:style>
    <style:style style:name="T39" style:family="text">
      <style:text-properties officeooo:rsid="00b77bc0" style:font-weight-complex="normal"/>
    </style:style>
    <style:style style:name="T40" style:family="text">
      <style:text-properties officeooo:rsid="00b77bc0"/>
    </style:style>
    <style:style style:name="T41" style:family="text">
      <style:text-properties officeooo:rsid="00baaf1f"/>
    </style:style>
    <style:style style:name="T42" style:family="text">
      <style:text-properties fo:color="#808080" loext:opacity="100%"/>
    </style:style>
    <style:style style:name="T43" style:family="text">
      <style:text-properties fo:color="#808080" loext:opacity="100%" style:font-name="Consolas" fo:font-size="10.5pt" fo:font-weight="normal"/>
    </style:style>
    <style:style style:name="T44" style:family="text">
      <style:text-properties fo:color="#808080" loext:opacity="100%" style:font-name="Consolas" fo:font-size="10.5pt" fo:font-weight="normal" fo:background-color="#1e1e1e" loext:char-shading-value="0"/>
    </style:style>
    <style:style style:name="T45" style:family="text">
      <style:text-properties fo:color="#808080" loext:opacity="100%" fo:font-size="10.5pt" fo:font-weight="normal" fo:background-color="#1e1e1e" loext:char-shading-value="0"/>
    </style:style>
    <style:style style:name="T46" style:family="text">
      <style:text-properties fo:color="#569cd6" loext:opacity="100%"/>
    </style:style>
    <style:style style:name="T47" style:family="text">
      <style:text-properties fo:color="#569cd6" loext:opacity="100%" style:font-name="Consolas" fo:font-size="10.5pt" fo:font-weight="normal"/>
    </style:style>
    <style:style style:name="T48" style:family="text">
      <style:text-properties fo:color="#569cd6" loext:opacity="100%" style:font-name="Consolas" fo:font-size="10.5pt" fo:font-weight="normal" fo:background-color="#1e1e1e" loext:char-shading-value="0"/>
    </style:style>
    <style:style style:name="T49" style:family="text">
      <style:text-properties fo:color="#569cd6" loext:opacity="100%" fo:font-size="10.5pt" fo:font-weight="normal" fo:background-color="#1e1e1e" loext:char-shading-value="0"/>
    </style:style>
    <style:style style:name="T50" style:family="text">
      <style:text-properties fo:color="#9cdcfe" loext:opacity="100%"/>
    </style:style>
    <style:style style:name="T51" style:family="text">
      <style:text-properties fo:color="#9cdcfe" loext:opacity="100%" style:font-name="Consolas" fo:font-size="10.5pt" fo:font-weight="normal"/>
    </style:style>
    <style:style style:name="T52" style:family="text">
      <style:text-properties fo:color="#9cdcfe" loext:opacity="100%" style:font-name="Consolas" fo:font-size="10.5pt" fo:font-weight="normal" fo:background-color="#1e1e1e" loext:char-shading-value="0"/>
    </style:style>
    <style:style style:name="T53" style:family="text">
      <style:text-properties fo:color="#d4d4d4" loext:opacity="100%" style:font-name="Consolas" fo:font-size="10.5pt" fo:font-weight="normal" fo:background-color="#1e1e1e" loext:char-shading-value="0"/>
    </style:style>
    <style:style style:name="T54" style:family="text">
      <style:text-properties fo:color="#ce9178" loext:opacity="100%"/>
    </style:style>
    <style:style style:name="T55" style:family="text">
      <style:text-properties fo:color="#ce9178" loext:opacity="100%" style:font-name="Consolas" fo:font-size="10.5pt" fo:font-weight="normal"/>
    </style:style>
    <style:style style:name="T56" style:family="text">
      <style:text-properties fo:color="#ce9178" loext:opacity="100%" style:font-name="Consolas" fo:font-size="10.5pt" fo:font-weight="normal" fo:background-color="#1e1e1e" loext:char-shading-value="0"/>
    </style:style>
    <style:style style:name="T57" style:family="text">
      <style:text-properties style:font-name="Consolas" fo:font-size="10.5pt" fo:font-weight="normal"/>
    </style:style>
    <style:style style:name="T58" style:family="text">
      <style:text-properties officeooo:rsid="00bc8e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14">LMSGI - </text:span><text:span text:style-name="T13">EXAMEN</text:span><text:span text:style-name="T15"> </text:span><text:span text:style-name="T16">UD</text:span><text:span text:style-name="T17">4</text:span></text:p>
          </table:table-cell>
        </table:table-row>
      </table:table>
      <text:p text:style-name="P20"><text:tab/><text:tab/><text:tab/><text:tab/><text:tab/><text:tab/><text:tab/><text:tab/><text:tab/><text:tab/>Fecha: <text:span text:style-name="T12">14/02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8">CICLO: <text:s text:c="4"/><text:span text:style-name="T1">DESARROLLO DE APLICACIONES WEB</text:span> <text:s text:c="38"/></text:p>
            <text:p text:style-name="P16"><text:span text:style-name="T18">CURSO: <text:s text:c="2"/></text:span><text:span text:style-name="T19">1</text:span><text:span text:style-name="T20">º</text:span></text:p>
            <text:p text:style-name="P17"><text:span text:style-name="T18">MÓDULO: </text:span><text:span text:style-name="T21">LENGUAJES DE MARCAS Y SGI</text:span></text:p>
          </table:table-cell>
          <table:covered-table-cell/>
          <table:table-cell table:style-name="Tabla5.C3" table:number-rows-spanned="3" office:value-type="string">
            <text:p text:style-name="P18">CALIFICACIÓN:</text:p>
            <text:p text:style-name="P18"/>
          </table:table-cell>
        </table:table-row>
        <table:table-row table:style-name="Tabla5.2">
          <table:table-cell table:style-name="Tabla5.A2" office:value-type="string">
            <text:p text:style-name="P19">Nombre: </text:p>
          </table:table-cell>
          <table:table-cell table:style-name="Tabla5.B2" office:value-type="string">
            <text:p text:style-name="P19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44">Juan Ramón</text:p>
          </table:table-cell>
          <table:table-cell table:style-name="Tabla5.B3" office:value-type="string">
            <text:p text:style-name="P44">Salguero Mateos</text:p>
          </table:table-cell>
          <table:covered-table-cell table:style-name="Tabla5.C3"/>
        </table:table-row>
      </table:table>
      <text:p text:style-name="P21"/>
      <text:p text:style-name="P24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2"/>
      <text:p text:style-name="P14"><text:span text:style-name="T4">La resolución de la prueba consiste en </text:span><text:span text:style-name="T5">crear un repositorio en el usuario de GitHub. </text:span><text:span text:style-name="T6">Dicho repositorio incluye un directorio para cada ejercicio del examen.</text:span></text:p>
      <text:p text:style-name="P23"/>
      <text:p text:style-name="P31">Añadir a continuación la URL de acceso al repositorio <text:span text:style-name="T40">(1 punto)</text:span>:</text:p>
      <text:p text:style-name="P31"/>
      <text:p text:style-name="P25">https://github.com/jsalmat0910/JuanRam-nSalgueroMateos.git</text:p>
      <text:p text:style-name="P10"><text:span text:style-name="Strong_20_Emphasis"><text:span text:style-name="T23"/></text:span></text:p>
      <text:p text:style-name="P4"><text:span text:style-name="Strong_20_Emphasis"><text:span text:style-name="T28"/></text:span></text:p>
      <text:p text:style-name="P5"><text:span text:style-name="Strong_20_Emphasis"><text:span text:style-name="T28">Ejercicio1 </text:span></text:span><text:span text:style-name="Strong_20_Emphasis"><text:span text:style-name="T29">(</text:span></text:span><text:span text:style-name="Strong_20_Emphasis"><text:span text:style-name="T32">5</text:span></text:span><text:span text:style-name="Strong_20_Emphasis"><text:span text:style-name="T29"> puntos)</text:span></text:span></text:p>
      <text:p text:style-name="P29"><text:span text:style-name="T38">1. DTD: </text:span><text:span text:style-name="T39">2,5</text:span><text:span text:style-name="T38"> puntos repartidos como sigue:</text:span></text:p>
      <text:p text:style-name="P27">a. Definición de la estructura de elementos (1 punto).</text:p>
      <text:p text:style-name="P27">b. Definición de los tipos de los elementos (1 punto).</text:p>
      <text:p text:style-name="P27">c. Definición de atributos (<text:span text:style-name="T40">0,5</text:span> punto<text:span text:style-name="T40">s</text:span>).</text:p>
      <text:p text:style-name="P28">d. <text:span text:style-name="Strong_20_Emphasis"><text:span text:style-name="T9"><text:s/>Asociación con el DTD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26">2. XML Schema: <text:span text:style-name="T40">2,5</text:span> puntos repartidos como sigue:</text:p>
      <text:p text:style-name="P27"><text:span text:style-name="T11">a</text:span>. Definición de la estructura de elementos (1 punto).</text:p>
      <text:p text:style-name="P27"><text:span text:style-name="T11">b</text:span>. Definición de los tipos de los elementos (1 punto).</text:p>
      <text:p text:style-name="P27"><text:span text:style-name="T11">c</text:span>. Definición de atributos (<text:span text:style-name="T40">0,5</text:span> punto<text:span text:style-name="T40">s</text:span>).</text:p>
      <text:p text:style-name="P28">d. <text:span text:style-name="Strong_20_Emphasis"><text:span text:style-name="T9"><text:s/>Asociación con el </text:span></text:span><text:span text:style-name="Strong_20_Emphasis"><text:span text:style-name="T7">XSD</text:span></text:span><text:span text:style-name="Strong_20_Emphasis"><text:span text:style-name="T9">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28"><text:span text:style-name="Strong_20_Emphasis"><text:span text:style-name="T34"/></text:span></text:p>
      <text:p text:style-name="P3"><text:span text:style-name="Strong_20_Emphasis"><text:span text:style-name="T23">La empresa "</text:span></text:span><text:span text:style-name="Strong_20_Emphasis"><text:span text:style-name="T24">Los Remedios</text:span></text:span><text:span text:style-name="Strong_20_Emphasis"><text:span text:style-name="T23"> SA" tiene sucursales en toda España. Su sede central, al igual que el almacén de donde se surten todas las sucursales se encuentra en </text:span></text:span><text:span text:style-name="Strong_20_Emphasis"><text:span text:style-name="T24">Ubrique</text:span></text:span><text:span text:style-name="Strong_20_Emphasis"><text:span text:style-name="T23">.</text:span></text:span></text:p>
      <text:p text:style-name="P3"><text:span text:style-name="Strong_20_Emphasis"><text:span text:style-name="T23">Cada sucursal consta de una zona de exposición y otra de gestión que no siempre tienen la misma ubicación.</text:span></text:span></text:p>
      <text:p text:style-name="P3"><text:span text:style-name="Strong_20_Emphasis"><text:span text:style-name="T23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3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3295469995" text:style-name="L1">
        <text:list-item>
          <text:p text:style-name="P32"><text:span text:style-name="T35">C</text:span><text:span text:style-name="T22">ódigo de </text:span><text:span text:style-name="T36">la sucursal</text:span><text:span text:style-name="T22">, que está formado por una cadena de 8 caracteres de los cuales el primero es una letra.</text:span></text:p>
        </text:list-item>
        <text:list-item>
          <text:p text:style-name="P34">Nombre del trabajador que realiza el pedido.</text:p>
        </text:list-item>
        <text:list-item>
          <text:p text:style-name="P34">Fecha del pedido.</text:p>
        </text:list-item>
        <text:list-item>
          <text:p text:style-name="P34">Observaciones sobre el pedido, cuyos valores son, en caso de que exista el dato: urgente o incompleto.</text:p>
        </text:list-item>
      </text:list>
      <text:p text:style-name="P11">Respecto a los artículos de los que se hace el pedido hay que guardar, para cada uno de ellos:</text:p>
      <text:list xml:id="list4042670989" text:style-name="L2">
        <text:list-item>
          <text:p text:style-name="P35">Código del artículo, formado por tres letras mayúsculas y tres dígitos separados por un guión. Es la referencia que tiene que dar el ordenante a la sede en caso de devolución de algún artículo.</text:p>
        </text:list-item>
        <text:list-item>
          <text:p text:style-name="P35">Número de unidades pedidas.</text:p>
        </text:list-item>
        <text:list-item>
          <text:p text:style-name="P35">Precio de cada unidad.</text:p>
        </text:list-item>
        <text:list-item>
          <text:p text:style-name="P36">Observaciones del artículo.</text:p>
        </text:list-item>
        <text:list-item>
          <text:p text:style-name="P37">Plazo de revisión de los productos recibidos que será un intervalo de tiempo expresado en días y dependerá del precio final del pedido.</text:p>
        </text:list-item>
      </text:list>
      <text:p text:style-name="P12">Construir:</text:p>
      <text:p text:style-name="P13">1. El vocabulario para el documento XML que utiliza esta empresa para gestionar los pedidos utilizando un DTD externo.</text:p>
      <text:p text:style-name="P13">2. Ese mismo vocabulario utilizando el lenguaje XMLSchema.</text:p>
      <text:p text:style-name="P13">3. Realizar un fichero XML que se corresponda con una instancia del vocabulario diseñado y asociarle al DTD.</text:p>
      <text:p text:style-name="P13">4. Modificar ese fichero XML para asociarle al esquema diseñado.</text:p>
      <text:p text:style-name="P13"><text:soft-page-break/></text:p>
      <text:p text:style-name="P39">Resultado:</text:p>
      <text:p text:style-name="P39"><text:tab/>XML;</text:p>
      <text:p text:style-name="P48"><text:span text:style-name="T42">&lt;?</text:span><text:span text:style-name="T46">xml-model</text:span><text:span text:style-name="T50"> href</text:span>=<text:span text:style-name="T54">"LosRemediosSA.dtd"</text:span><text:span text:style-name="T50"> type</text:span>=<text:span text:style-name="T54">"application/xml-dtd"</text:span><text:span text:style-name="T42">?&gt;</text:span></text:p>
      <text:p text:style-name="P46"><text:span text:style-name="T42">&lt;</text:span><text:span text:style-name="T46">losremediossa</text:span><text:span text:style-name="T42">&gt;</text:span></text:p>
      <text:p text:style-name="P49">    <text:span text:style-name="T43">&lt;</text:span><text:span text:style-name="T47">pedidos</text:span><text:span text:style-name="T43">&gt;</text:span></text:p>
      <text:p text:style-name="P49">        <text:span text:style-name="T43">&lt;</text:span><text:span text:style-name="T47">sucursal</text:span><text:span text:style-name="T57"> </text:span><text:span text:style-name="T51">codigo</text:span><text:span text:style-name="T57">=</text:span><text:span text:style-name="T55">"ABANTERS"</text:span><text:span text:style-name="T43">&gt;</text:span></text:p>
      <text:p text:style-name="P49">            <text:span text:style-name="T43">&lt;</text:span><text:span text:style-name="T47">trabajador</text:span><text:span text:style-name="T43">&gt;</text:span><text:span text:style-name="T57">Miguel Perez Oñate</text:span><text:span text:style-name="T43">&lt;/</text:span><text:span text:style-name="T47">trabajador</text:span><text:span text:style-name="T43">&gt;</text:span></text:p>
      <text:p text:style-name="P49">            <text:span text:style-name="T43">&lt;</text:span><text:span text:style-name="T47">fecha_del_pedido</text:span><text:span text:style-name="T43">&gt;</text:span><text:span text:style-name="T57">2020/10/09</text:span><text:span text:style-name="T43">&lt;/</text:span><text:span text:style-name="T47">fecha_del_pedido</text:span><text:span text:style-name="T43">&gt;</text:span></text:p>
      <text:p text:style-name="P49">            <text:span text:style-name="T43">&lt;</text:span><text:span text:style-name="T47">observaciones</text:span><text:span text:style-name="T43">&gt;</text:span><text:span text:style-name="T57">urgente</text:span><text:span text:style-name="T43">&lt;/</text:span><text:span text:style-name="T47">observaciones</text:span><text:span text:style-name="T43">&gt;</text:span></text:p>
      <text:p text:style-name="P49">            <text:span text:style-name="T43">&lt;</text:span><text:span text:style-name="T47">articulo</text:span><text:span text:style-name="T57"> </text:span><text:span text:style-name="T51">codigo</text:span><text:span text:style-name="T57">=</text:span><text:span text:style-name="T55">"AAA-001"</text:span><text:span text:style-name="T43">&gt;</text:span></text:p>
      <text:p text:style-name="P49">                <text:span text:style-name="T43">&lt;</text:span><text:span text:style-name="T47">numero_de_unidades</text:span><text:span text:style-name="T43">&gt;</text:span><text:span text:style-name="T57">3</text:span><text:span text:style-name="T43">&lt;/</text:span><text:span text:style-name="T47">numero_de_unidades</text:span><text:span text:style-name="T43">&gt;</text:span></text:p>
      <text:p text:style-name="P49">                <text:span text:style-name="T43">&lt;</text:span><text:span text:style-name="T47">precio_unidad</text:span><text:span text:style-name="T43">&gt;</text:span><text:span text:style-name="T57">12.99</text:span><text:span text:style-name="T43">&lt;/</text:span><text:span text:style-name="T47">precio_unidad</text:span><text:span text:style-name="T43">&gt;</text:span></text:p>
      <text:p text:style-name="P49">                <text:span text:style-name="T43">&lt;</text:span><text:span text:style-name="T47">observaciones</text:span><text:span text:style-name="T43">&gt;</text:span><text:span text:style-name="T57">Fragil</text:span><text:span text:style-name="T43">&lt;/</text:span><text:span text:style-name="T47">observaciones</text:span><text:span text:style-name="T43">&gt;</text:span></text:p>
      <text:p text:style-name="P49">                <text:span text:style-name="T43">&lt;</text:span><text:span text:style-name="T47">revision</text:span><text:span text:style-name="T43">&gt;</text:span><text:span text:style-name="T57">10</text:span><text:span text:style-name="T43">&lt;/</text:span><text:span text:style-name="T47">revision</text:span><text:span text:style-name="T43">&gt;</text:span></text:p>
      <text:p text:style-name="P49">            <text:span text:style-name="T43">&lt;/</text:span><text:span text:style-name="T47">articulo</text:span><text:span text:style-name="T43">&gt;</text:span></text:p>
      <text:p text:style-name="P49">            <text:span text:style-name="T43">&lt;</text:span><text:span text:style-name="T47">articulo</text:span><text:span text:style-name="T57"> </text:span><text:span text:style-name="T51">codigo</text:span><text:span text:style-name="T57">=</text:span><text:span text:style-name="T55">"AAA-002"</text:span><text:span text:style-name="T43">&gt;</text:span></text:p>
      <text:p text:style-name="P49">                <text:span text:style-name="T43">&lt;</text:span><text:span text:style-name="T47">numero_de_unidades</text:span><text:span text:style-name="T43">&gt;</text:span><text:span text:style-name="T57">1</text:span><text:span text:style-name="T43">&lt;/</text:span><text:span text:style-name="T47">numero_de_unidades</text:span><text:span text:style-name="T43">&gt;</text:span></text:p>
      <text:p text:style-name="P49">                <text:span text:style-name="T43">&lt;</text:span><text:span text:style-name="T47">precio_unidad</text:span><text:span text:style-name="T43">&gt;</text:span><text:span text:style-name="T57">49.99</text:span><text:span text:style-name="T43">&lt;/</text:span><text:span text:style-name="T47">precio_unidad</text:span><text:span text:style-name="T43">&gt;</text:span></text:p>
      <text:p text:style-name="P49">                <text:span text:style-name="T43">&lt;</text:span><text:span text:style-name="T47">observaciones</text:span><text:span text:style-name="T43">&gt;</text:span><text:span text:style-name="T57"> Muy fragil</text:span><text:span text:style-name="T43">&lt;/</text:span><text:span text:style-name="T47">observaciones</text:span><text:span text:style-name="T43">&gt;</text:span></text:p>
      <text:p text:style-name="P49">                <text:span text:style-name="T43">&lt;</text:span><text:span text:style-name="T47">revision</text:span><text:span text:style-name="T43">&gt;</text:span><text:span text:style-name="T57">5</text:span><text:span text:style-name="T43">&lt;/</text:span><text:span text:style-name="T47">revision</text:span><text:span text:style-name="T43">&gt;</text:span></text:p>
      <text:p text:style-name="P49">            <text:span text:style-name="T43">&lt;/</text:span><text:span text:style-name="T47">articulo</text:span><text:span text:style-name="T43">&gt;</text:span></text:p>
      <text:p text:style-name="P49">        <text:span text:style-name="T43">&lt;/</text:span><text:span text:style-name="T47">sucursal</text:span><text:span text:style-name="T43">&gt;</text:span></text:p>
      <text:p text:style-name="P49">        <text:span text:style-name="T43">&lt;</text:span><text:span text:style-name="T47">sucursal</text:span><text:span text:style-name="T57"> </text:span><text:span text:style-name="T51">codigo</text:span><text:span text:style-name="T57">=</text:span><text:span text:style-name="T55">"ATERSIVA"</text:span><text:span text:style-name="T43">&gt;</text:span></text:p>
      <text:p text:style-name="P49">            <text:span text:style-name="T43">&lt;</text:span><text:span text:style-name="T47">trabajador</text:span><text:span text:style-name="T43">&gt;</text:span><text:span text:style-name="T57">Atonio Lopez Vega</text:span><text:span text:style-name="T43">&lt;/</text:span><text:span text:style-name="T47">trabajador</text:span><text:span text:style-name="T43">&gt;</text:span></text:p>
      <text:p text:style-name="P49">            <text:span text:style-name="T43">&lt;</text:span><text:span text:style-name="T47">fecha_del_pedido</text:span><text:span text:style-name="T43">&gt;</text:span><text:span text:style-name="T57">2020/05/12</text:span><text:span text:style-name="T43">&lt;/</text:span><text:span text:style-name="T47">fecha_del_pedido</text:span><text:span text:style-name="T43">&gt;</text:span></text:p>
      <text:p text:style-name="P49">            <text:span text:style-name="T43">&lt;</text:span><text:span text:style-name="T47">observaciones</text:span><text:span text:style-name="T43">&gt;</text:span><text:span text:style-name="T57">incompleto</text:span><text:span text:style-name="T43">&lt;/</text:span><text:span text:style-name="T47">observaciones</text:span><text:span text:style-name="T43">&gt;</text:span></text:p>
      <text:p text:style-name="P49">            <text:span text:style-name="T43">&lt;</text:span><text:span text:style-name="T47">articulo</text:span><text:span text:style-name="T57"> </text:span><text:span text:style-name="T51">codigo</text:span><text:span text:style-name="T57">=</text:span><text:span text:style-name="T55">"ACS-015"</text:span><text:span text:style-name="T43">&gt;</text:span></text:p>
      <text:p text:style-name="P49">                <text:span text:style-name="T43">&lt;</text:span><text:span text:style-name="T47">numero_de_unidades</text:span><text:span text:style-name="T43">&gt;</text:span><text:span text:style-name="T57">7</text:span><text:span text:style-name="T43">&lt;/</text:span><text:span text:style-name="T47">numero_de_unidades</text:span><text:span text:style-name="T43">&gt;</text:span></text:p>
      <text:p text:style-name="P49">                <text:span text:style-name="T43">&lt;</text:span><text:span text:style-name="T47">precio_unidad</text:span><text:span text:style-name="T43">&gt;</text:span><text:span text:style-name="T57">1.99</text:span><text:span text:style-name="T43">&lt;/</text:span><text:span text:style-name="T47">precio_unidad</text:span><text:span text:style-name="T43">&gt;</text:span></text:p>
      <text:p text:style-name="P49">                <text:span text:style-name="T43">&lt;</text:span><text:span text:style-name="T47">observaciones</text:span><text:span text:style-name="T43">&gt;</text:span><text:span text:style-name="T57">Fragil</text:span><text:span text:style-name="T43">&lt;/</text:span><text:span text:style-name="T47">observaciones</text:span><text:span text:style-name="T43">&gt;</text:span></text:p>
      <text:p text:style-name="P49">                <text:span text:style-name="T43">&lt;</text:span><text:span text:style-name="T47">revision</text:span><text:span text:style-name="T43">&gt;</text:span><text:span text:style-name="T57">20</text:span><text:span text:style-name="T43">&lt;/</text:span><text:span text:style-name="T47">revision</text:span><text:span text:style-name="T43">&gt;</text:span></text:p>
      <text:p text:style-name="P49">            <text:span text:style-name="T43">&lt;/</text:span><text:span text:style-name="T47">articulo</text:span><text:span text:style-name="T43">&gt;</text:span></text:p>
      <text:p text:style-name="P49">            <text:span text:style-name="T43">&lt;</text:span><text:span text:style-name="T47">articulo</text:span><text:span text:style-name="T57"> </text:span><text:span text:style-name="T51">codigo</text:span><text:span text:style-name="T57">=</text:span><text:span text:style-name="T55">"ACS-092"</text:span><text:span text:style-name="T43">&gt;</text:span></text:p>
      <text:p text:style-name="P49">                <text:span text:style-name="T43">&lt;</text:span><text:span text:style-name="T47">numero_de_unidades</text:span><text:span text:style-name="T43">&gt;</text:span><text:span text:style-name="T57">1</text:span><text:span text:style-name="T43">&lt;/</text:span><text:span text:style-name="T47">numero_de_unidades</text:span><text:span text:style-name="T43">&gt;</text:span></text:p>
      <text:p text:style-name="P49">                <text:span text:style-name="T43">&lt;</text:span><text:span text:style-name="T47">precio_unidad</text:span><text:span text:style-name="T43">&gt;</text:span><text:span text:style-name="T57">169.99</text:span><text:span text:style-name="T43">&lt;/</text:span><text:span text:style-name="T47">precio_unidad</text:span><text:span text:style-name="T43">&gt;</text:span></text:p>
      <text:p text:style-name="P49">                <text:span text:style-name="T43">&lt;</text:span><text:span text:style-name="T47">observaciones</text:span><text:span text:style-name="T43">&gt;</text:span><text:span text:style-name="T57"> Muy fragil</text:span><text:span text:style-name="T43">&lt;/</text:span><text:span text:style-name="T47">observaciones</text:span><text:span text:style-name="T43">&gt;</text:span></text:p>
      <text:p text:style-name="P49">                <text:span text:style-name="T43">&lt;</text:span><text:span text:style-name="T47">revision</text:span><text:span text:style-name="T43">&gt;</text:span><text:span text:style-name="T57">2</text:span><text:span text:style-name="T43">&lt;/</text:span><text:span text:style-name="T47">revision</text:span><text:span text:style-name="T43">&gt;</text:span></text:p>
      <text:p text:style-name="P49">            <text:span text:style-name="T43">&lt;/</text:span><text:span text:style-name="T47">articulo</text:span><text:span text:style-name="T43">&gt;</text:span></text:p>
      <text:p text:style-name="P49">        <text:span text:style-name="T43">&lt;/</text:span><text:span text:style-name="T47">sucursal</text:span><text:span text:style-name="T43">&gt;</text:span></text:p>
      <text:p text:style-name="P49">    <text:span text:style-name="T43">&lt;/</text:span><text:span text:style-name="T47">pedidos</text:span><text:span text:style-name="T43">&gt;</text:span></text:p>
      <text:p text:style-name="P46"><text:span text:style-name="T42">&lt;/</text:span><text:span text:style-name="T46">losremediossa</text:span><text:span text:style-name="T42">&gt;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tab/>DTD;</text:p>
      <text:p text:style-name="P48">&lt;!ELEMENT losremediossa (pedidos*)&gt;</text:p>
      <text:p text:style-name="P46">&lt;!ELEMENT pedidos (sucursal+)&gt;</text:p>
      <text:p text:style-name="P49">    <text:span text:style-name="T57">&lt;!ATTLIST sucursal codigo ID #REQUIRED&gt;</text:span></text:p>
      <text:p text:style-name="P46">&lt;!ELEMENT sucursal (trabajador, fecha_del_pedido, observaciones, articulo+)&gt;</text:p>
      <text:p text:style-name="P46">&lt;!ELEMENT trabajador (#PCDATA)&gt;</text:p>
      <text:p text:style-name="P46">&lt;!ELEMENT fecha_del_pedido (#PCDATA)&gt;</text:p>
      <text:p text:style-name="P46">&lt;!ELEMENT observaciones (#PCDATA)&gt;</text:p>
      <text:p text:style-name="P46">&lt;!ELEMENT articulo (numero_de_unidades, precio_unidad, observaciones, revision)&gt;</text:p>
      <text:p text:style-name="P49">    <text:span text:style-name="T57">&lt;!ATTLIST articulo codigo ID #REQUIRED&gt;</text:span></text:p>
      <text:p text:style-name="P46">&lt;!ELEMENT numero_de_unidades (#PCDATA)&gt;</text:p>
      <text:p text:style-name="P46">&lt;!ELEMENT precio_unidad (#PCDATA)&gt;</text:p>
      <text:p text:style-name="P46">&lt;!ELEMENT observaciones (#PCDATA)&gt;</text:p>
      <text:p text:style-name="P46">&lt;!ELEMENT revision (#PCDATA)&gt;</text:p>
      <text:p text:style-name="P39"/>
      <text:p text:style-name="P39"><text:tab/>XSD;</text:p>
      <text:p text:style-name="P48"><text:span text:style-name="T42">&lt;?</text:span><text:span text:style-name="T46">xml</text:span><text:span text:style-name="T50"> version</text:span>=<text:span text:style-name="T54">"1.0"</text:span><text:span text:style-name="T50"> encoding</text:span>=<text:span text:style-name="T54">"UTF-8"</text:span><text:span text:style-name="T42">?&gt;</text:span></text:p>
      <text:p text:style-name="P46"><text:span text:style-name="T42">&lt;</text:span><text:span text:style-name="T46">xs:schema</text:span> <text:span text:style-name="T50">xmlns:xs</text:span>=<text:span text:style-name="T54">"http://www.w3.org/2001/XMLSchema"</text:span><text:span text:style-name="T42">&gt;</text:span></text:p>
      <text:p text:style-name="P49">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losremediossa"</text:span><text:span text:style-name="T43">&gt;</text:span></text:p>
      <text:p text:style-name="P49">        <text:span text:style-name="T43">&lt;</text:span><text:span text:style-name="T47">xs:complexType</text:span><text:span text:style-name="T43">&gt;</text:span></text:p>
      <text:p text:style-name="P49">            <text:span text:style-name="T43">&lt;</text:span><text:span text:style-name="T47">xs:sequence</text:span><text:span text:style-name="T43">&gt;</text:span></text:p>
      <text:p text:style-name="P49">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pedidos"</text:span><text:span text:style-name="T43">&gt;</text:span></text:p>
      <text:p text:style-name="P49">                    <text:span text:style-name="T43">&lt;</text:span><text:span text:style-name="T47">xs:complexType</text:span><text:span text:style-name="T43">&gt;</text:span></text:p>
      <text:p text:style-name="P49">                        <text:span text:style-name="T43">&lt;</text:span><text:span text:style-name="T47">xs:sequence</text:span><text:span text:style-name="T43">&gt;</text:span></text:p>
      <text:p text:style-name="P49">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sucursal"</text:span><text:span text:style-name="T57"> </text:span><text:span text:style-name="T51">type</text:span><text:span text:style-name="T57">=</text:span><text:span text:style-name="T55">"xs:string"</text:span><text:span text:style-name="T43">&gt;</text:span></text:p>
      <text:p text:style-name="P49">                                <text:span text:style-name="T43">&lt;</text:span><text:span text:style-name="T47">xs:complexType</text:span><text:span text:style-name="T43">&gt;</text:span></text:p>
      <text:p text:style-name="P49">                                        <text:span text:style-name="T43">&lt;</text:span><text:span text:style-name="T47">xs:sequence</text:span><text:span text:style-name="T43">&gt;</text:span></text:p>
      <text:p text:style-name="P49">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trabajador"</text:span><text:span text:style-name="T57"> </text:span><text:span text:style-name="T51">type</text:span><text:span text:style-name="T57">=</text:span><text:span text:style-name="T55">"xs:string"</text:span><text:span text:style-name="T43">/&gt;</text:span></text:p>
      <text:p text:style-name="P49">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fecha_del_pedido"</text:span><text:span text:style-name="T57"> </text:span><text:span text:style-name="T51">type</text:span><text:span text:style-name="T57">=</text:span><text:span text:style-name="T55">"xs:date"</text:span><text:span text:style-name="T43">/&gt;</text:span></text:p>
      <text:p text:style-name="P49">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observaciones"</text:span><text:span text:style-name="T57"> </text:span><text:span text:style-name="T51">type</text:span><text:span text:style-name="T57">=</text:span><text:span text:style-name="T55">"xs:string"</text:span><text:span text:style-name="T43">/&gt;</text:span></text:p>
      <text:p text:style-name="P49">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articulo"</text:span><text:span text:style-name="T57"> </text:span><text:span text:style-name="T51">type</text:span><text:span text:style-name="T57">=</text:span><text:span text:style-name="T55">"xs:string"</text:span><text:span text:style-name="T43">&gt;</text:span></text:p>
      <text:p text:style-name="P49">                                                <text:span text:style-name="T43">&lt;</text:span><text:span text:style-name="T47">xs:complexType</text:span><text:span text:style-name="T43">&gt;</text:span></text:p>
      <text:p text:style-name="P49">                                                    <text:span text:style-name="T43">&lt;</text:span><text:span text:style-name="T47">xs:sequence</text:span><text:span text:style-name="T43">&gt;</text:span></text:p>
      <text:p text:style-name="P49">            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numero_de_unidades"</text:span><text:span text:style-name="T57"> </text:span><text:span text:style-name="T51">type</text:span><text:span text:style-name="T57">=</text:span><text:span text:style-name="T55">"xs:string"</text:span><text:span text:style-name="T43">/&gt;</text:span></text:p>
      <text:p text:style-name="P49">            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precio_unidad"</text:span><text:span text:style-name="T57"> </text:span><text:span text:style-name="T51">type</text:span><text:span text:style-name="T57">=</text:span><text:span text:style-name="T55">"xs:decimal"</text:span><text:span text:style-name="T43">/&gt;</text:span></text:p>
      <text:p text:style-name="P49">            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observaciones"</text:span><text:span text:style-name="T57"> </text:span><text:span text:style-name="T51">type</text:span><text:span text:style-name="T57">=</text:span><text:span text:style-name="T55">"xs:string"</text:span><text:span text:style-name="T43">/&gt;</text:span></text:p>
      <text:p text:style-name="P49">                                            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revision"</text:span><text:span text:style-name="T57"> </text:span><text:span text:style-name="T51">type</text:span><text:span text:style-name="T57">=</text:span><text:span text:style-name="T55">"xs:int"</text:span><text:span text:style-name="T43">/&gt;</text:span></text:p>
      <text:p text:style-name="P49">                                                    <text:span text:style-name="T43">&lt;/</text:span><text:span text:style-name="T47">xs:sequence</text:span><text:span text:style-name="T43">&gt;</text:span></text:p>
      <text:p text:style-name="P49">                                                <text:span text:style-name="T43">&lt;/</text:span><text:span text:style-name="T47">xs:complexType</text:span><text:span text:style-name="T43">&gt;</text:span></text:p>
      <text:p text:style-name="P49">                                            <text:span text:style-name="T43">&lt;/</text:span><text:span text:style-name="T47">xs:element</text:span><text:span text:style-name="T43">&gt;</text:span></text:p>
      <text:p text:style-name="P49">                                        <text:span text:style-name="T43">&lt;/</text:span><text:span text:style-name="T47">xs:sequence</text:span><text:span text:style-name="T43">&gt;</text:span></text:p>
      <text:p text:style-name="P49">                                <text:span text:style-name="T43">&lt;/</text:span><text:span text:style-name="T47">xs:complexType</text:span><text:span text:style-name="T43">&gt;</text:span></text:p>
      <text:p text:style-name="P49">                            <text:span text:style-name="T43">&lt;/</text:span><text:span text:style-name="T47">xs:element</text:span><text:span text:style-name="T43">&gt;</text:span></text:p>
      <text:p text:style-name="P49">                        <text:span text:style-name="T43">&lt;/</text:span><text:span text:style-name="T47">xs:sequence</text:span><text:span text:style-name="T43">&gt;</text:span></text:p>
      <text:p text:style-name="P49">                    <text:span text:style-name="T43">&lt;/</text:span><text:span text:style-name="T47">xs:complexType</text:span><text:span text:style-name="T43">&gt;</text:span></text:p>
      <text:p text:style-name="P49">                <text:span text:style-name="T43">&lt;/</text:span><text:span text:style-name="T47">xs:element</text:span><text:span text:style-name="T43">&gt;</text:span></text:p>
      <text:p text:style-name="P49">            <text:span text:style-name="T43">&lt;/</text:span><text:span text:style-name="T47">xs:sequence</text:span><text:span text:style-name="T43">&gt;</text:span></text:p>
      <text:p text:style-name="P49">        <text:span text:style-name="T43">&lt;/</text:span><text:span text:style-name="T47">xs:complexType</text:span><text:span text:style-name="T43">&gt;</text:span></text:p>
      <text:p text:style-name="P49">    <text:span text:style-name="T43">&lt;/</text:span><text:span text:style-name="T47">xs:element</text:span><text:span text:style-name="T43">&gt;</text:span></text:p>
      <text:p text:style-name="P45"><text:span text:style-name="T45">&lt;/</text:span><text:span text:style-name="T49">xs:schema</text:span><text:span text:style-name="T45">&gt;</text:span></text:p>
      <text:p text:style-name="P7"><text:span text:style-name="Strong_20_Emphasis"><text:span text:style-name="T28">Ejercicio </text:span></text:span><text:span text:style-name="Strong_20_Emphasis"><text:span text:style-name="T30">2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33">1,5</text:span></text:span><text:span text:style-name="Strong_20_Emphasis"><text:span text:style-name="T29"> puntos)</text:span></text:span></text:p>
      <text:p text:style-name="P6"><text:span text:style-name="Strong_20_Emphasis"><text:span text:style-name="T25">Dado el siguiente documento XML, </text:span></text:span><text:span text:style-name="Strong_20_Emphasis"><text:span text:style-name="T26">e</text:span></text:span><text:span text:style-name="Strong_20_Emphasis"><text:span text:style-name="T25">scribir el contenido del archivo "fichas.xsd" que permita validarlo.</text:span></text:span></text:p>
      <text:p text:style-name="P6"><text:span text:style-name="Strong_20_Emphasis"><text:span text:style-name="T25"/></text:span></text:p>
      <text:p text:style-name="P8"><text:span text:style-name="Source_20_Text"><text:span text:style-name="T8">&lt;?xml version="1.0" encoding="UTF-8"?&gt;</text:span></text:span></text:p>
      <text:p text:style-name="P30"><text:span text:style-name="Source_20_Text">&lt;fichas xmlns:xsi="http://www.w3.org/2001/XMLSchema-instance"</text:span></text:p>
      <text:p text:style-name="P30"><text:span text:style-name="Source_20_Text">xsi:noNamespaceSchemaLocation="fichas.xsd"&gt;</text:span></text:p>
      <text:p text:style-name="P30"><text:span text:style-name="Source_20_Text"><text:s text:c="3"/>&lt;ficha numero="1"&gt;</text:span></text:p>
      <text:p text:style-name="P30"><text:span text:style-name="Source_20_Text"><text:s text:c="6"/>&lt;nombre&gt;Ana Sanz Tin&lt;/nombre&gt;</text:span></text:p>
      <text:p text:style-name="P30"><text:span text:style-name="Source_20_Text"><text:s text:c="6"/>&lt;edad&gt;22&lt;/edad&gt;</text:span></text:p>
      <text:p text:style-name="P30"><text:span text:style-name="Source_20_Text"><text:s text:c="3"/>&lt;/ficha&gt;</text:span></text:p>
      <text:p text:style-name="P30"><text:span text:style-name="Source_20_Text"><text:s text:c="3"/>&lt;ficha numero="2"&gt;</text:span></text:p>
      <text:p text:style-name="P30"><text:span text:style-name="Source_20_Text"><text:s text:c="6"/>&lt;nombre&gt;Iker Rubio Mol&lt;/nombre&gt;</text:span></text:p>
      <text:p text:style-name="P30"><text:span text:style-name="Source_20_Text"><text:s text:c="6"/>&lt;edad&gt;23&lt;/edad&gt;</text:span></text:p>
      <text:p text:style-name="P30"><text:span text:style-name="Source_20_Text"><text:s text:c="3"/>&lt;/ficha&gt;</text:span></text:p>
      <text:p text:style-name="P30"><text:span text:style-name="Source_20_Text">&lt;/fichas&gt;</text:span></text:p>
      <text:p text:style-name="P30"><text:span text:style-name="Source_20_Text"/></text:p>
      <text:p text:style-name="P43"><text:span text:style-name="Source_20_Text"><text:span text:style-name="T58">Resultado:</text:span></text:span></text:p>
      <text:p text:style-name="P50"><text:span text:style-name="Source_20_Text"><text:span text:style-name="T44">&lt;?</text:span></text:span><text:span text:style-name="Source_20_Text"><text:span text:style-name="T48">xml</text:span></text:span><text:span text:style-name="Source_20_Text"><text:span text:style-name="T52"> version</text:span></text:span><text:span text:style-name="Source_20_Text"><text:span text:style-name="T53">=</text:span></text:span><text:span text:style-name="Source_20_Text"><text:span text:style-name="T56">"1.0"</text:span></text:span><text:span text:style-name="Source_20_Text"><text:span text:style-name="T52"> encoding</text:span></text:span><text:span text:style-name="Source_20_Text"><text:span text:style-name="T53">=</text:span></text:span><text:span text:style-name="Source_20_Text"><text:span text:style-name="T56">"UTF-8"</text:span></text:span><text:span text:style-name="Source_20_Text"><text:span text:style-name="T44">?&gt;</text:span></text:span></text:p>
      <text:p text:style-name="P46"><text:span text:style-name="T42">&lt;</text:span><text:span text:style-name="T46">xs:schema</text:span> <text:span text:style-name="T50">xmlns:xs</text:span>=<text:span text:style-name="T54">"http://www.w3.org/2001/XMLSchema"</text:span><text:span text:style-name="T42">&gt;</text:span></text:p>
      <text:p text:style-name="P49">   <text:span text:style-name="T43">&lt;</text:span><text:span text:style-name="T47">xs:element</text:span><text:span text:style-name="T57"> </text:span><text:span text:style-name="T51">name</text:span><text:span text:style-name="T57">=</text:span><text:span text:style-name="T55">"fichas"</text:span><text:span text:style-name="T43">&gt;</text:span></text:p>
      <text:p text:style-name="P49">      <text:span text:style-name="T43">&lt;</text:span><text:span text:style-name="T47">xs:complexType</text:span><text:span text:style-name="T43">&gt;</text:span></text:p>
      <text:p text:style-name="P49">         <text:span text:style-name="T43">&lt;</text:span><text:span text:style-name="T47">xs:sequence</text:span><text:span text:style-name="T43">&gt;</text:span></text:p>
      <text:p text:style-name="P49">            <text:span text:style-name="T43">&lt;</text:span><text:span text:style-name="T47">xs:element</text:span><text:span text:style-name="T57"> </text:span><text:span text:style-name="T51">name</text:span><text:span text:style-name="T57">=</text:span><text:span text:style-name="T55">"ficha"</text:span><text:span text:style-name="T57"> </text:span><text:span text:style-name="T51">maxOccurs</text:span><text:span text:style-name="T57">=</text:span><text:span text:style-name="T55">"unbounded"</text:span><text:span text:style-name="T43">&gt;</text:span></text:p>
      <text:p text:style-name="P49">               <text:span text:style-name="T43">&lt;</text:span><text:span text:style-name="T47">xs:complexType</text:span><text:span text:style-name="T43">&gt;</text:span></text:p>
      <text:p text:style-name="P49">                  <text:span text:style-name="T43">&lt;</text:span><text:span text:style-name="T47">xs:sequence</text:span><text:span text:style-name="T43">&gt;</text:span></text:p>
      <text:p text:style-name="P49">                     <text:span text:style-name="T43">&lt;</text:span><text:span text:style-name="T47">xs:element</text:span><text:span text:style-name="T57"> </text:span><text:span text:style-name="T51">name</text:span><text:span text:style-name="T57">=</text:span><text:span text:style-name="T55">"nombre"</text:span><text:span text:style-name="T57"> </text:span><text:span text:style-name="T51">type</text:span><text:span text:style-name="T57">=</text:span><text:span text:style-name="T55">"xs:string"</text:span><text:span text:style-name="T43">/&gt;</text:span></text:p>
      <text:p text:style-name="P49">                     <text:span text:style-name="T43">&lt;</text:span><text:span text:style-name="T47">xs:element</text:span><text:span text:style-name="T57"> </text:span><text:span text:style-name="T51">name</text:span><text:span text:style-name="T57">=</text:span><text:span text:style-name="T55">"edad"</text:span><text:span text:style-name="T57"> </text:span><text:span text:style-name="T51">type</text:span><text:span text:style-name="T57">=</text:span><text:span text:style-name="T55">"xs:integer"</text:span><text:span text:style-name="T43">/&gt;</text:span></text:p>
      <text:p text:style-name="P49">                  <text:span text:style-name="T43">&lt;/</text:span><text:span text:style-name="T47">xs:sequence</text:span><text:span text:style-name="T43">&gt;</text:span></text:p>
      <text:p text:style-name="P49">               <text:span text:style-name="T43">&lt;/</text:span><text:span text:style-name="T47">xs:complexType</text:span><text:span text:style-name="T43">&gt;</text:span></text:p>
      <text:p text:style-name="P49">            <text:span text:style-name="T43">&lt;/</text:span><text:span text:style-name="T47">xs:element</text:span><text:span text:style-name="T43">&gt;</text:span></text:p>
      <text:p text:style-name="P49">         <text:span text:style-name="T43">&lt;/</text:span><text:span text:style-name="T47">xs:sequence</text:span><text:span text:style-name="T43">&gt;</text:span></text:p>
      <text:p text:style-name="P49">      <text:span text:style-name="T43">&lt;/</text:span><text:span text:style-name="T47">xs:complexType</text:span><text:span text:style-name="T43">&gt;</text:span></text:p>
      <text:p text:style-name="P49">   <text:span text:style-name="T43">&lt;/</text:span><text:span text:style-name="T47">xs:element</text:span><text:span text:style-name="T43">&gt;</text:span></text:p>
      <text:p text:style-name="P46"><text:span text:style-name="T42">&lt;/</text:span><text:span text:style-name="T46">xs:schema</text:span><text:span text:style-name="T42">&gt;</text:span></text:p>
      <text:p text:style-name="P43"><text:span text:style-name="Source_20_Text"/></text:p>
      <text:p text:style-name="P9"><text:span text:style-name="Strong_20_Emphasis"><text:span text:style-name="T28">Ejercicio </text:span></text:span><text:span text:style-name="Strong_20_Emphasis"><text:span text:style-name="T31">3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33">1,5</text:span></text:span><text:span text:style-name="Strong_20_Emphasis"><text:span text:style-name="T29"> puntos)</text:span></text:span></text:p>
      <text:p text:style-name="P6"><text:span text:style-name="Strong_20_Emphasis"><text:span text:style-name="T25">Dado el archivo "bingo.xsd", </text:span></text:span><text:span text:style-name="Strong_20_Emphasis"><text:span text:style-name="T27">e</text:span></text:span><text:span text:style-name="Strong_20_Emphasis"><text:span text:style-name="T25">scribir el código de un documento XML que pueda ser validado por "bingo.xsd" y almacene los números 17, 23 y 65.</text:span></text:span></text:p>
      <text:p text:style-name="P6"><text:span text:style-name="Strong_20_Emphasis"><text:span text:style-name="T25"/></text:span></text:p>
      <text:p text:style-name="P8"><text:span text:style-name="Source_20_Text"><text:span text:style-name="T37">&lt;?xml version="1.0" encoding="UTF-8"?&gt;</text:span></text:span></text:p>
      <text:p text:style-name="P30"><text:span text:style-name="Source_20_Text"><text:span text:style-name="T37">&lt;xs:schema xmlns:xs="http://www.w3.org/2001/XMLSchema"&gt;</text:span></text:span></text:p>
      <text:p text:style-name="P30"><text:span text:style-name="Source_20_Text"><text:span text:style-name="T37"><text:s text:c="2"/>&lt;xs:element name="bingo"&gt;</text:span></text:span></text:p>
      <text:p text:style-name="P30"><text:span text:style-name="Source_20_Text"><text:span text:style-name="T37"><text:s text:c="4"/>&lt;xs:complexType&gt;</text:span></text:span></text:p>
      <text:p text:style-name="P30"><text:span text:style-name="Source_20_Text"><text:span text:style-name="T37"><text:s text:c="6"/>&lt;xs:sequence&gt;</text:span></text:span></text:p>
      <text:p text:style-name="P30"><text:span text:style-name="Source_20_Text"><text:span text:style-name="T37"><text:s text:c="8"/>&lt;xs:element name="bola" maxOccurs="unbounded"&gt;</text:span></text:span></text:p>
      <text:p text:style-name="P30"><text:soft-page-break/><text:span text:style-name="Source_20_Text"><text:span text:style-name="T37"><text:s text:c="10"/>&lt;xs:complexType&gt;</text:span></text:span></text:p>
      <text:p text:style-name="P30"><text:span text:style-name="Source_20_Text"><text:span text:style-name="T37"><text:s text:c="12"/>&lt;xs:attribute name="numero" type="numeroDeBola"/&gt;</text:span></text:span></text:p>
      <text:p text:style-name="P30"><text:span text:style-name="Source_20_Text"><text:span text:style-name="T37"><text:s text:c="10"/>&lt;/xs:complexType&gt;</text:span></text:span></text:p>
      <text:p text:style-name="P30"><text:span text:style-name="Source_20_Text"><text:span text:style-name="T37"><text:s text:c="8"/>&lt;/xs:element&gt;</text:span></text:span></text:p>
      <text:p text:style-name="P30"><text:span text:style-name="Source_20_Text"><text:span text:style-name="T37"><text:s text:c="6"/>&lt;/xs:sequence&gt;</text:span></text:span></text:p>
      <text:p text:style-name="P30"><text:span text:style-name="Source_20_Text"><text:span text:style-name="T37"><text:s text:c="4"/>&lt;/xs:complexType&gt;</text:span></text:span></text:p>
      <text:p text:style-name="P30"><text:span text:style-name="Source_20_Text"><text:span text:style-name="T37"><text:s text:c="2"/>&lt;/xs:element&gt;</text:span></text:span></text:p>
      <text:p text:style-name="P30"><text:span text:style-name="Source_20_Text"><text:span text:style-name="T37"><text:s text:c="2"/>&lt;xs:simpleType name="numeroDeBola"&gt;</text:span></text:span></text:p>
      <text:p text:style-name="P30"><text:span text:style-name="Source_20_Text"><text:span text:style-name="T37"><text:s text:c="5"/>&lt;xs:restriction base="xs:positiveInteger"&gt;</text:span></text:span></text:p>
      <text:p text:style-name="P30"><text:span text:style-name="Source_20_Text"><text:span text:style-name="T37"><text:s text:c="8"/>&lt;xs:minInclusive value="1"/&gt;</text:span></text:span></text:p>
      <text:p text:style-name="P30"><text:span text:style-name="Source_20_Text"><text:span text:style-name="T37"><text:s text:c="8"/>&lt;xs:maxExclusive value="90"/&gt;</text:span></text:span></text:p>
      <text:p text:style-name="P30"><text:span text:style-name="Source_20_Text"><text:span text:style-name="T37"><text:s text:c="5"/>&lt;/xs:restriction&gt;</text:span></text:span></text:p>
      <text:p text:style-name="P30"><text:span text:style-name="Source_20_Text"><text:span text:style-name="T37"><text:s text:c="2"/>&lt;/xs:simpleType&gt;</text:span></text:span></text:p>
      <text:p text:style-name="P30"><text:span text:style-name="Source_20_Text"><text:span text:style-name="T37">&lt;/xs:schema&gt;</text:span></text:span></text:p>
      <text:p text:style-name="P6"/>
      <text:p text:style-name="P6"/>
      <text:p text:style-name="P6"/>
      <text:p text:style-name="P40">Resultado:</text:p>
      <text:p text:style-name="P47"><text:span text:style-name="T42">&lt;?</text:span><text:span text:style-name="T46">xml</text:span><text:span text:style-name="T50"> version</text:span>=<text:span text:style-name="T54">"1.0"</text:span><text:span text:style-name="T50"> encoding</text:span>=<text:span text:style-name="T54">"UTF-8"</text:span><text:span text:style-name="T42">?&gt;</text:span></text:p>
      <text:p text:style-name="P46"><text:span text:style-name="T42">&lt;</text:span><text:span text:style-name="T46">bingo</text:span> <text:span text:style-name="T50">xmlns:xsi</text:span>=<text:span text:style-name="T54">"http://www.w3.org/2001/XMLSchema-instance"</text:span></text:p>
      <text:p text:style-name="P46"><text:span text:style-name="T50">xsi:noNamespaceSchemaLocation</text:span>=<text:span text:style-name="T54">"bingo.xsd"</text:span><text:span text:style-name="T42">&gt;</text:span></text:p>
      <text:p text:style-name="P49">    <text:span text:style-name="T43">&lt;</text:span><text:span text:style-name="T47">bola</text:span><text:span text:style-name="T57"> </text:span><text:span text:style-name="T51">numero</text:span><text:span text:style-name="T57">=</text:span><text:span text:style-name="T55">"17"</text:span><text:span text:style-name="T43">&gt;&lt;/</text:span><text:span text:style-name="T47">bola</text:span><text:span text:style-name="T43">&gt;</text:span></text:p>
      <text:p text:style-name="P49">    <text:span text:style-name="T43">&lt;</text:span><text:span text:style-name="T47">bola</text:span><text:span text:style-name="T57"> </text:span><text:span text:style-name="T51">numero</text:span><text:span text:style-name="T57">=</text:span><text:span text:style-name="T55">"23"</text:span><text:span text:style-name="T43">&gt;&lt;/</text:span><text:span text:style-name="T47">bola</text:span><text:span text:style-name="T43">&gt;</text:span></text:p>
      <text:p text:style-name="P49">    <text:span text:style-name="T43">&lt;</text:span><text:span text:style-name="T47">bola</text:span><text:span text:style-name="T57"> </text:span><text:span text:style-name="T51">numero</text:span><text:span text:style-name="T57">=</text:span><text:span text:style-name="T55">"65"</text:span><text:span text:style-name="T43">&gt;&lt;/</text:span><text:span text:style-name="T47">bola</text:span><text:span text:style-name="T43">&gt;</text:span></text:p>
      <text:p text:style-name="P46"><text:span text:style-name="T42">&lt;/</text:span><text:span text:style-name="T46">bingo</text:span><text:span text:style-name="T42">&gt;</text:span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rlito" svg:font-family="Carlito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1/22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4T11:06:55.163000000</dc:date>
    <meta:editing-duration>P1DT21H1M21S</meta:editing-duration>
    <meta:editing-cycles>124</meta:editing-cycles>
    <meta:generator>LibreOffice/7.2.2.2$Windows_X86_64 LibreOffice_project/02b2acce88a210515b4a5bb2e46cbfb63fe97d56</meta:generator>
    <meta:document-statistic meta:table-count="2" meta:image-count="0" meta:object-count="0" meta:page-count="6" meta:paragraph-count="199" meta:word-count="824" meta:character-count="9421" meta:non-whitespace-character-count="6819"/>
  </office:meta>
</office:document-meta>
</file>